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2pt"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eloping client GUI components with frameworks</text:p>
      <text:p text:style-name="P1"/>
      <text:p text:style-name="P1"/>
      <text:p text:style-name="P1">Objective</text:p>
      <text:p text:style-name="P1"/>
      <text:p text:style-name="P1">To develop a simple version of the ModelibraSwing framework with the Modelibra and Swing frameworks.</text:p>
      <text:p text:style-name="P1"/>
      <text:p text:style-name="P1"/>
      <text:p text:style-name="P1">Why</text:p>
      <text:p text:style-name="P1"/>
      <text:p text:style-name="P1">The current version of ModelibraSwing does not use the Modelibra framework for its model.</text:p>
      <text:p text:style-name="P1"/>
      <text:p text:style-name="P1">The best way to learn is to study well-designed frameworks and apply that knowledge in a new <text:s/>project. The project will develop only a simple version of ModelibraSwing and the focus will be on reusing the code and applying modern concepts, such as design frameworks, of software engineering.</text:p>
      <text:p text:style-name="P1"/>
      <text:p text:style-name="P1"/>
      <text:p text:style-name="P1">Approach</text:p>
      <text:p text:style-name="P1"/>
      <text:p text:style-name="P1">To study Modelibra and Swing frameworks. </text:p>
      <text:p text:style-name="P1">To use Modelibra for the model of ModelibraSwing.</text:p>
      <text:p text:style-name="P1">To use <text:s/>Java Swing for graphical views of the model.</text:p>
      <text:p text:style-name="P1"/>
      <text:p text:style-name="P1">I use the spiral approach to learning and developing software. This means that you will have to work every week. I am very serious about it.</text:p>
      <text:p text:style-name="P1"/>
      <text:p text:style-name="P1"/>
      <text:p text:style-name="P1">Modelibra</text:p>
      <text:p text:style-name="P1"/>
      <text:p text:style-name="P1">Modelibra is a domain model framework for rapid application development. A domain model may be designed, generated, and validated as a web application. Modelibra uses the Wicket web framework for generic web components that are views of model concepts. The generic web components may be mixed with specific web components to develop a professional Wicket application. </text:p>
      <text:p text:style-name="P1"/>
      <text:p text:style-name="P1"><text:a xlink:type="simple" xlink:href="http://drdb.fsa.ulaval.ca/modelibra/">http://drdb.fsa.ulaval.ca/modelibra/</text:a></text:p>
      <text:p text:style-name="P1"><text:a xlink:type="simple" xlink:href="http://www.javaforge.com/proj/summary.do?proj_id=1647">http://www.javaforge.com/proj/summary.do?proj_id=1647</text:a></text:p>
      <text:p text:style-name="P1"/>
      <text:p text:style-name="P1"/>
      <text:p text:style-name="P1">Swing</text:p>
      <text:p text:style-name="P1"/>
      <text:p text:style-name="P1">Swing is a large set of Java components ranging from the very simple, such as labels, to the very complex, such as tables, trees, and styled text documents. </text:p>
      <text:p text:style-name="P1"/>
      <text:p text:style-name="Standard"><text:a xlink:type="simple" xlink:href="http://www.javabeginner.com/">http://www.javabeginner.com/</text:a></text:p>
      <text:p text:style-name="Standard"><text:a xlink:type="simple" xlink:href="http://java.sun.com/docs/books/tutorial/uiswing/">http://java.sun.com/docs/books/tutorial/uiswing/</text:a></text:p>
      <text:p text:style-name="Standard"><text:a xlink:type="simple" xlink:href="http://www.javafaq.nu/java-book-10.html">http://www.javafaq.nu/java-book-10.html</text:a></text:p>
      <text:p text:style-name="Standard"><text:a xlink:type="simple" xlink:href="http://www.codeguru.com/java/Swing/index.shtml">http://www.codeguru.com/java/Swing/index.shtml</text:a></text:p>
      <text:p text:style-name="Standard"><text:a xlink:type="simple" xlink:href="http://www.swinglabs.org/index.jsp">http://www.swinglabs.org/index.jsp</text:a></text:p>
      <text:p text:style-name="P1"><text:a xlink:type="simple" xlink:href="http://oswing.sourceforge.net/">http://oswing.sourceforge.net/</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7-11-12T12:25:05</meta:creation-date>
    <dc:creator>Dzenan Ridjanovic</dc:creator>
    <dc:date>2007-11-12T16:01:39</dc:date>
    <meta:editing-cycles>12</meta:editing-cycles>
    <meta:editing-duration>PT3H36M34S</meta:editing-duration>
    <meta:user-defined meta:name="Info 1"/>
    <meta:user-defined meta:name="Info 2"/>
    <meta:user-defined meta:name="Info 3"/>
    <meta:user-defined meta:name="Info 4"/>
    <meta:document-statistic meta:table-count="0" meta:image-count="0" meta:object-count="0" meta:page-count="2" meta:paragraph-count="23" meta:word-count="257" meta:character-count="1683"/>
  </office:meta>
</office:document-meta>
</file>